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4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5,f3,f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x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6,f4,f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j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4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5,f3,f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x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5,v5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i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6,f4,f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a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6,v6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j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0:05:11.022617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57:08.011253048</meta:creation-date>
    <dc:date>2019-02-26T10:15:37.596829535</dc:date>
    <meta:editing-duration>PT1H22M52S</meta:editing-duration>
    <meta:editing-cycles>10</meta:editing-cycles>
    <meta:generator>LibreOffice/6.0.7.3$Linux_X86_64 LibreOffice_project/00m0$Build-3</meta:generator>
    <meta:document-statistic meta:table-count="1" meta:cell-count="149" meta:object-count="0"/>
  </office:meta>
</office:document-meta>
</file>